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center" style:justify-single-word="fals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of the ENSEEIHT-INP</text:p>
      <text:p text:style-name="P2">“In 1907, the city of Toulouse generously assisted its seven century old university in the creation of an institute dedicated to teaching and research, the Institute of Electrotechnology and Applied Mathematics of the University of Toulouse.</text:p>
      <text:p text:style-name="P2">Its principle goals were to train the engineers and managers necessary for the hydraulic and electric renovation of the south west region and to contribute to the technological development of these scientific disciplines.</text:p>
      <text:p text:style-name="P2">The increasing number of students and technical progress led to the creation of the Electrical Engineering and Hydraulics Departments in 1955 followed, in 1956, by the Electronics Department and in 1959, for the first time in a French engineering school, a Department of Applied Mathematics. In 1967, it became the Department of Computer Science.</text:p>
      <text:p text:style-name="P2">Today presided over by Professor Alain Ayache, the school is structured into 5 departments : Electrical Engineering - Automation, Electronics - Signal Processing, Computer Science - Applied Mathematics, Hydraulics - Fluid Mechanics, Telecommunications - Networks and 5 research labs which are closely linked.</text:p>
      <text:p text:style-name="P2">Complementing this core are 7 specialized training programs (Mastères Spécialisés de la Conférence des Grandes Ecoles) , a Continuing Education annex, and 12 doctoral disciplines.”</text:p>
      <text:p text:style-name="P3"/>
      <text:p text:style-name="P3"/>
      <text:p text:style-name="P1">Description of the <text:span text:style-name="T1">Computer Science</text:span> department of the ENSEEIHT-INP</text:p>
      <text:p text:style-name="P4">“Teaching is based on coursework in advanced mathematics in order to approach the problems of applied mathematics as well as to instil a solid foundation in analysis and reasoning which are the bases of modern, intelligent computer science.<text:line-break/>All advanced computer techniques are introduced from the first year, including software engineering, communication systems and networks, artificial intelligence, and production. This method of teaching trains a general engineer who is later capable of pursuing a career in research, analysis, development, or exploitation.”</text:p>
      <text:p text:style-name="P4"/>
      <text:p text:style-name="P4"/>
      <text:p text:style-name="P5">When I was searching for a engineering school 4 years ago (during high school), I was already interested in computer science, so I decided to look for the French engineering school which were fitting my desire. The ENSEEIHT was finally the one I chose. Indeed, its department of <text:s/>Computer Science and Applied Mathematics is one of the most well-known in France, thanks to its great experience as it was the first department of this field in France. </text:p>
      <text:p text:style-name="P5">Since I entered this school, I have learned many different programming languages such as C and Java, many ways of leading a team project, but what is the most important for me is the fact that we have been taught how to be self-working and how to adapt ourselves to different situations. </text:p>
      <text:p text:style-name="P6"/>
      <text:p text:style-name="P6"/>
      <text:p text:style-name="P6"/>
      <text:p text:style-name="P6"/>
      <text:p text:style-name="P7"><text:span text:style-name="T2">For further information, you can visit the website of the ENSEEIHT : </text:span><text:a xlink:type="simple" xlink:href="http://www.enseeiht.fr/"><text:span text:style-name="T3">http://www.enseeiht.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Clément GRIMAL</meta:initial-creator>
    <meta:creation-date>2008-02-05T13:46:34</meta:creation-date>
    <dc:creator>Clément GRIMAL</dc:creator>
    <dc:date>2008-02-05T14:52:32</dc:date>
    <dc:language>en-GB</dc:language>
    <meta:editing-cycles>11</meta:editing-cycles>
    <meta:editing-duration>PT1H5M59S</meta:editing-duration>
    <meta:user-defined meta:name="Info 1"/>
    <meta:user-defined meta:name="Info 2"/>
    <meta:user-defined meta:name="Info 3"/>
    <meta:user-defined meta:name="Info 4"/>
    <meta:document-statistic meta:table-count="0" meta:image-count="0" meta:object-count="0" meta:page-count="1" meta:paragraph-count="11" meta:word-count="424" meta:character-count="2786"/>
  </office:meta>
</office:document-meta>
</file>